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language="en" fo:country="US"/>
    </style:style>
    <style:style style:name="P2" style:family="paragraph" style:parent-style-name="Text_20_body">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margin-top="0in" fo:margin-bottom="0in" style:contextual-spacing="false" fo:text-align="start"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officeooo:paragraph-rsid="001a5e31"/>
    </style:style>
    <style:style style:name="P8"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officeooo:rsid="0009170b"/>
    </style:style>
    <style:style style:name="T2" style:family="text">
      <style:text-properties officeooo:rsid="0009650e"/>
    </style:style>
    <style:style style:name="T3" style:family="text">
      <style:text-properties officeooo:rsid="000a3695"/>
    </style:style>
    <style:style style:name="T4" style:family="text">
      <style:text-properties officeooo:rsid="000cefae"/>
    </style:style>
    <style:style style:name="T5" style:family="text">
      <style:text-properties fo:language="en" fo:country="US"/>
    </style:style>
    <style:style style:name="T6" style:family="text">
      <style:text-properties fo:language="en" fo:country="US" officeooo:rsid="0014291b"/>
    </style:style>
    <style:style style:name="T7" style:family="text">
      <style:text-properties officeooo:rsid="00158064"/>
    </style:style>
    <style:style style:name="T8" style:family="text">
      <style:text-properties fo:font-weight="bold" style:font-weight-asian="bold" style:font-weight-complex="bold"/>
    </style:style>
    <style:style style:name="T9" style:family="text">
      <style:text-properties officeooo:rsid="001a5e31"/>
    </style:style>
    <style:style style:name="T10" style:family="text">
      <style:text-properties officeooo:rsid="001b4cd4"/>
    </style:style>
    <style:style style:name="T11" style:family="text">
      <style:text-properties officeooo:rsid="001bce26"/>
    </style:style>
    <style:style style:name="T12" style:family="text">
      <style:text-properties officeooo:rsid="001dea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CE 551 Final Project</text:p>
      <text:p text:style-name="P4">Calibratable Angle Resolver</text:p>
      <text:p text:style-name="P4">Git Commandos</text:p>
      <text:p text:style-name="P4"/>
      <text:p text:style-name="P4">Matt Kline</text:p>
      <text:p text:style-name="P4">Lars Skodje</text:p>
      <text:p text:style-name="P4">Adam Sperling</text:p>
      <text:p text:style-name="P4">Ben Weisnicht</text:p>
      <text:p text:style-name="P4"/>
      <text:p text:style-name="P4"/>
      <text:p text:style-name="P3"><text:span text:style-name="T8">Introduction</text:span></text:p>
      <text:p text:style-name="P3"/>
      <text:p text:style-name="P8">Digital Core Design</text:p>
      <text:p text:style-name="P3"/>
      <text:p text:style-name="P3">Datapath:<text:line-break/><text:tab/>The datapath consists of three main components: the ALU with saturation, Booth<text:span text:style-name="T1">'</text:span>s multiplication algorithm and CORDIC to compute the angle given cos and sin signals. These components are described in more detail below. The main control module sets the sources for each operation depending on state of execution. Since CORDIC and Booth<text:span text:style-name="T2">'</text:span>s both require addition we are able to utilize one shared ALU to do the operations. The datapath has five main registers. p_reg, a 25 bit register used for Booth<text:span text:style-name="T3">'</text:span>s algorihm, sinCorr and cosCorr, as well as temp and angle_acum, registers used for angle calculation (more on this below under CORDIC). </text:p>
      <text:p text:style-name="P2"/>
      <text:p text:style-name="P5">Regarding source selects:<text:line-break/><text:tab/>Each mux takes 8 sources. It became important to have signals that potentially need to be complemented on the same source. These signals include data from<text:span text:style-name="T4"> EEPROM,</text:span> the output from the barrel shifter, h7FF and from the angle lookup table. Using the output of the barrel shifter we can get sin corrected or cos corrected by shifting zero in order to use cos and sin together during <text:span text:style-name="T4">CORDIC</text:span>. </text:p>
      <text:p text:style-name="P2"/>
      <text:p text:style-name="P3">Core FSM:<text:line-break/><text:span text:style-name="T5"><text:tab/>The FSM design we implemented closely resembles that presented in class. One modification was necessary in order to meet timing when EEPROM data was one of the operands. Instead of initiating reads in the state in which the data was needed, we simply initiated the read in the preceding state, at the address required by the upcoming state. This data is placed in a temporary register and then utilized in the next cycle. The command mode portion of the FSM was implemented in two states. The first state, EX_CMD, decodes the incoming command and executes the command. In decoding the command, we utilized casex and don</text:span><text:span text:style-name="T6">'</text:span><text:span text:style-name="T5">t cares in order simplify logic. If the command was a “Write to EEPROM” command, we transition to the WRITE state, in which we hold chrg_pmp_en for 3ms before transitioning back to the WAIT_FOR_CNV state. Our FSM heavily utilizes localparams for states, src selects, commands and EEPROM addresses. Doing this allowed us to easily integrate control logic in the datapath. Other optimizations include the use of the same 3ms timer for both the write state and the initialize state. The first four bits of the 3ms timer are also used to count 12 cycles for booth iterations and this same timer is also used to count CORDIC iterations. Effectively, we were able to implement the entire FSM with a single timer. Additionally, our FSM is able to break out of the 3ms wait in the initialize state when an “Enter Command Mode” command is entered.</text:span></text:p>
      <text:p text:style-name="P3"><text:soft-page-break/></text:p>
      <text:p text:style-name="P3"/>
      <text:p text:style-name="P3"/>
      <text:p text:style-name="P3">Booth Algorithm:</text:p>
      <text:p text:style-name="P2"><text:tab/>In the project we were required to multiply a raw wave signal with a predetermined gain. Utilizing Both<text:span text:style-name="T7">'</text:span>s multiplication algorithm we greatly reduced the area of multiply in opposed to a single cycle multiply. Booth multiplication can be implemented with only a few hardware components, include an arithmetic shifter and an adder along with a state machine that controls addition or subtraction of the sum of products. It is especially suitable for our project where area is a constraint and not being worried about combinational logic taking time because of the large wait times for overlying </text:p>
      <text:p text:style-name="P3"/>
      <text:p text:style-name="P3"/>
      <text:p text:style-name="P3">CORDIC:</text:p>
      <text:p text:style-name="P3"><text:tab/><text:span text:style-name="T12">The CORDIC algorithm was used to resolve the final angle from the corrected sine and cosine inputs. Implementation was fairly straightforward and was done using the methods suggested on the lecture slides. To save space, the three millisecond timer used during initialization was also used as the index for the CORDIC loop. The additional hardware components needed included the arctangent table, the barrel shifter, the angle accumulator register, and a register to temporarily hold values while updating the corrected sine and cosine values. Testing was done by comparing the Verilog results to ones generated by a C program that implemented the same algorithm (see the attached cordic.c). CORDIC appears to work well except edge cases at 90 and 0 degrees.</text:span></text:p>
      <text:p text:style-name="P3"/>
      <text:p text:style-name="P3">Synthesis:</text:p>
      <text:p text:style-name="P3"><text:tab/>Our main synthesis script is attached. I started with the example from the slides and from there added the additional constraints. I used both compile -high and compile_ultra and wrote out two different .vg files for post-synthesis testing. It took several attempts and revisions to the verilog in order to get the Modelsim test to work. It also turned out that we had to constantly read in the files in the correct order for Synopsis to correctly recognize our design. Only then did we meet our timings and have our post-synthesis test run.</text:p>
      <text:p text:style-name="P3"><text:tab/>As far as area goes, the compile_ultra design yields and area of 2171 and the compile_high design yields 2458. We had some issues with the critical path that led to the addition of some stability registers, mostly in the core FSM. I’m not exactly sure whether the timing issues were resolved by reading in more files to synopsis or the verilog changes, but it works. We did get synthesized results with areas under 2000, but we weren’t positive in terms of their functionality. - Adam</text:p>
      <text:p text:style-name="P3"/>
      <text:p text:style-name="P3">Testbench &amp; testing methods:</text:p>
      <text:p text:style-name="P2"><text:tab/>Multiply:</text:p>
      <text:p text:style-name="P2"><text:tab/>For testing multiply we used an exhaustive testing method by simply testing every single value against expected the output. While this makes sure that the algorithm works for every possible corner case, it might be better for next time to consider a random test or a more carefully selected set of cases to speed up the test execution time.</text:p>
      <text:p text:style-name="P3"/>
      <text:p text:style-name="P3"><text:span text:style-name="T8">Lessons Learned</text:span></text:p>
      <text:p text:style-name="P3"/>
      <text:p text:style-name="P3">Lars:</text:p>
      <text:p text:style-name="P2"><text:soft-page-break/><text:tab/>Starting off working on this project we were planning on separating the datapath into separate modules, i.e. a <text:span text:style-name="T4">CORDIC</text:span>, booth module etc. We quickly realized that this strategy makes sharing of common hardware elements difficult if not impossible. We decided to think more carefully about what signals to drive on what busses and how it all could fit together taking advantage of our combinational logic as much as possible. It made me “think hardware”. I think this observation is very important and brings together essentials of this course.</text:p>
      <text:p text:style-name="P2">I feel like always after big projects like this I look back and wish we would have utilized our time better, not leaving majority of testing and debug close to deadline. A better strategy for next time would perhaps to have more checkpoints as a team, forcing us to make more progress over a longer period of time. While big assignments like this are hard to balance with a full course load I hope I still wish to be more prepared next time.</text:p>
      <text:p text:style-name="P3"/>
      <text:p text:style-name="P3">Adam:</text:p>
      <text:p text:style-name="P3"><text:tab/>Synthesis is fun – when it works. I’m sure there were times when I ran the same script three times in a row and got three different results. It’s really amazing to see your own code turned into gates and blocks that could be produced in the real world. </text:p>
      <text:p text:style-name="P3"><text:tab/>Still, there were a lot of challenges to overcome. While our group worked well together, we all had other large projects for different ECE and CS classes that were all due around the same time. These projects would be great if we were only doing one at a time. On the contrary, managing multiple projects could lead to mediocre results for all of them despite the amount of work put in. It just doesn’t seem fair to both the student or the instructor. While it seems that more “planning ahead” would be the easy response for this issue, that is simply not the case. </text:p>
      <text:p text:style-name="P3"><text:tab/>Planning projects in addition to regular homework just doesn’t happen the way instructors think it happens, especially when other events get in the way. For example, the first weekend in December was the annual Hoofers Ski and Snowboard Resale, the biggest of its kind in the Midwest. As a Director of the Wisconsin Nordic Ski Team, I had an obligation to be there not only on that weekend, but the Thursday and Friday beforehand and the following Monday. I volunteered over 40 hours over those days. </text:p>
      <text:p text:style-name="P3"><text:tab/>Overall, this semester has been about other people depending on me. My ski team depends on me, and my project team members depend on me. I’ve had very little time to myself, and even though I don’t have a lot of actual class time, it seems that I’ve spent almost every hour outside of class doing some work for somebody or some class. I’ve talked to instructors before about how effort isn’t always reflected in a final grade, so let me assure you that my mind is always on my work and on learning, even if it is not reflected in a score. I got an internship for design verification at ARM, precisely based on what I learned in 551. If that doesn’t <text:s/>show that I’ve gain a lot from this class, I don’t know what does. Life isn’t graded on a 4 point scale. I might have lived more this semester than the past 2 years combined. </text:p>
      <text:p text:style-name="P3"><text:tab/>(PS – thanks for complimenting my writing style. I was an editor of my high school newspaper. I could have been a journalism major, but I chose computers instead.)</text:p>
      <text:p text:style-name="P3"/>
      <text:p text:style-name="P7"><text:span text:style-name="T9">Matt:</text:span></text:p>
      <text:p text:style-name="P7"><text:span text:style-name="T9"><text:tab/>I share many of Adam's sentiments. I found this class incredibly insightful, and as someone who deals primarily in software (and hopes to pursue a career in embedded software development), it really taught me how to “think hardware.” </text:span><text:span text:style-name="T10">This project, too, was very interesting, and I enjoyed the design process and seeing how everything came together. However, as Adam pointed out, the size of the project proved to be daunting. This past week has been extremely straining as I juggled this project, a </text:span><text:soft-page-break/><text:span text:style-name="T10">processor design project for ECE 552, a presentation and term paper for my technical communications class, and my job at the Wisconsin TOPS lab in Engineering Hall, where I am responsible for two large software projects. </text:span><text:span text:style-name="T11">Please understand that in spite of any deficiencies that may arise in the final product, this group has put their best foot (feet)? forward. I only wish we had additional time to work on it, as it was <text:s/>quite interesting and I would enjoy developing it further. </text:span></text:p>
      <text:p text:style-name="P3"/>
      <text:p text:style-name="P3">Ben:</text:p>
      <text:p text:style-name="P1"><text:tab/>The most challenging aspect of the design process was integrating pieces of each module. At first we had divided work between the datapath and the FSM, however it quickly became evident that it would be easier to develop specific portions of the FSM in parallel with associated portions of the datapath. Doing this allowed us to perform isolated testbenches on both multiply, CORDIC and command mode. Starting with this type of process sooner would have allowed us to spend more time on optimization and thorough overall testing. </text:p>
      <text:p text:style-name="P3"/>
      <text:p text:style-name="P3"/>
      <text:p text:style-name="P3"/>
      <text:p text:style-name="P3">Attached diagrams and reports:</text:p>
      <text:p text:style-name="P3"><text:tab/>Area report</text:p>
      <text:p text:style-name="P3"><text:tab/>Max timing report</text:p>
      <text:p text:style-name="P3"><text:tab/>Min timing report</text:p>
      <text:p text:style-name="P3"><text:tab/>Digital core diagram – showing interconnect between the core FSM and the data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Sperling</meta:initial-creator>
    <meta:creation-date>2012-12-14T00:13:22</meta:creation-date>
    <dc:date>2012-12-14T12:11:21</dc:date>
    <meta:editing-duration>PT2H55M15S</meta:editing-duration>
    <meta:editing-cycles>27</meta:editing-cycles>
    <meta:generator>LibreOffice/3.6$Linux_x86 LibreOffice_project/360m1$Build-3</meta:generator>
    <meta:document-statistic meta:table-count="0" meta:image-count="0" meta:object-count="0" meta:page-count="4" meta:paragraph-count="41" meta:word-count="1790" meta:character-count="10464" meta:non-whitespace-character-count="8683"/>
  </office:meta>
</office:document-meta>
</file>